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7" table:default-cell-style-name="ce1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ms/frame L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20-03-10T15:11:14Z</meta:creation-date>
    <dc:date>2020-03-10T16:17:01.682082388</dc:date>
    <meta:editing-cycles>112</meta:editing-cycles>
    <meta:editing-duration>PT14H45M20S</meta:editing-duration>
    <meta:document-statistic meta:table-count="1" meta:cell-count="164" meta:object-count="0"/>
  </office:meta>
</office:document-meta>
</file>